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25in" table:align="left"/>
    </style:style>
    <style:style style:name="Table1.A" style:family="table-column">
      <style:table-column-properties style:column-width="1.6875in"/>
    </style:style>
    <style:style style:name="Table1.B" style:family="table-column">
      <style:table-column-properties style:column-width="1.1875in"/>
    </style:style>
    <style:style style:name="Table1.C" style:family="table-column">
      <style:table-column-properties style:column-width="1.25in"/>
    </style:style>
    <style:style style:name="Table1.A1" style:family="table-cell">
      <style:table-cell-properties style:writing-mode="page"/>
    </style:style>
    <style:style style:name="Table1.3" style:family="table-row">
      <style:table-row-properties style:min-row-height="0.2417in"/>
    </style:style>
    <style:style style:name="P1" style:family="paragraph" style:parent-style-name="Standard">
      <style:text-properties officeooo:rsid="0010f919" officeooo:paragraph-rsid="0010f919"/>
    </style:style>
    <style:style style:name="P2" style:family="paragraph" style:parent-style-name="Standard">
      <style:paragraph-properties fo:text-align="end" style:justify-single-word="false"/>
      <style:text-properties officeooo:rsid="0010f919" officeooo:paragraph-rsid="0010f919"/>
    </style:style>
    <style:style style:name="P3" style:family="paragraph" style:parent-style-name="Standard">
      <style:text-properties fo:font-weight="bold" officeooo:rsid="0010f919" officeooo:paragraph-rsid="0010f919" style:font-weight-asian="bold" style:font-weight-complex="bold"/>
    </style:style>
    <style:style style:name="P4" style:family="paragraph" style:parent-style-name="Standard">
      <style:text-properties fo:font-weight="bold" officeooo:rsid="00141182" officeooo:paragraph-rsid="00141182" fo:background-color="transparent" style:font-weight-asian="bold" style:font-weight-complex="bold"/>
    </style:style>
    <style:style style:name="P5" style:family="paragraph" style:parent-style-name="Standard">
      <style:text-properties fo:font-weight="normal" officeooo:rsid="0010f919" officeooo:paragraph-rsid="0010f919" style:font-weight-asian="normal" style:font-weight-complex="normal"/>
    </style:style>
    <style:style style:name="P6" style:family="paragraph" style:parent-style-name="Standard">
      <style:text-properties fo:font-weight="normal" officeooo:rsid="001189ab" officeooo:paragraph-rsid="001189ab" style:font-weight-asian="normal" style:font-weight-complex="normal"/>
    </style:style>
    <style:style style:name="P7" style:family="paragraph" style:parent-style-name="Standard">
      <style:text-properties fo:font-weight="normal" officeooo:rsid="00141182" officeooo:paragraph-rsid="00141182" style:font-weight-asian="normal" style:font-weight-complex="normal"/>
    </style:style>
    <style:style style:name="P8" style:family="paragraph" style:parent-style-name="Standard">
      <style:text-properties fo:font-weight="normal" officeooo:rsid="00156c2a" officeooo:paragraph-rsid="00156c2a" style:font-weight-asian="normal" style:font-weight-complex="normal"/>
    </style:style>
    <style:style style:name="P9" style:family="paragraph" style:parent-style-name="Standard">
      <style:text-properties fo:font-weight="normal" officeooo:rsid="00164e5d" officeooo:paragraph-rsid="00164e5d" style:font-weight-asian="normal" style:font-weight-complex="normal"/>
    </style:style>
    <style:style style:name="P10" style:family="paragraph" style:parent-style-name="Standard">
      <style:text-properties fo:font-weight="normal" officeooo:rsid="00141182" officeooo:paragraph-rsid="00141182" fo:background-color="#ffff00" style:font-weight-asian="normal" style:font-weight-complex="normal"/>
    </style:style>
    <style:style style:name="P11" style:family="paragraph" style:parent-style-name="Standard">
      <style:text-properties fo:font-weight="normal" officeooo:rsid="00141182" officeooo:paragraph-rsid="00141182" fo:background-color="transparent" style:font-weight-asian="normal" style:font-weight-complex="normal"/>
    </style:style>
    <style:style style:name="P12" style:family="paragraph" style:parent-style-name="Table_20_Contents">
      <style:text-properties officeooo:rsid="00141182" officeooo:paragraph-rsid="00141182"/>
    </style:style>
    <style:style style:name="P13" style:family="paragraph" style:parent-style-name="Table_20_Contents">
      <style:text-properties fo:font-weight="bold" officeooo:rsid="00141182" officeooo:paragraph-rsid="00141182" style:font-weight-asian="bold" style:font-weight-complex="bold"/>
    </style:style>
    <style:style style:name="P14" style:family="paragraph">
      <style:paragraph-properties fo:text-align="center"/>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color="#c9211e" loext:opacity="100%"/>
    </style:style>
    <style:style style:name="T4" style:family="text">
      <style:text-properties officeooo:rsid="0012aee4"/>
    </style:style>
    <style:style style:name="T5" style:family="text">
      <style:text-properties fo:font-style="italic" style:font-style-asian="italic" style:font-style-complex="italic"/>
    </style:style>
    <style:style style:name="T6" style:family="text">
      <style:text-properties officeooo:rsid="00141182"/>
    </style:style>
    <style:style style:name="T7" style:family="text">
      <style:text-properties fo:background-color="transparent" loext:char-shading-value="0"/>
    </style:style>
    <style:style style:name="T8" style:family="text">
      <style:text-properties fo:font-weight="normal" style:font-weight-asian="normal" style:font-weight-complex="normal"/>
    </style:style>
    <style:style style:name="gr1" style:family="graphic">
      <style:graphic-properties draw:textarea-horizontal-align="justify" draw:textarea-vertical-align="middle" draw:auto-grow-height="false" fo:min-height="0.0555in" fo:min-width="0.104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846in" fo:min-width="0.0736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272in" fo:min-width="0.0673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0598in" fo:min-width="0.0811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555in" fo:min-width="0.044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52in" fo:min-width="0.026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am always ready to learn although I do not always like to beign taught</text:p>
      <text:p text:style-name="P2">Churchill</text:p>
      <text:p text:style-name="P2"/>
      <text:p text:style-name="P1"/>
      <text:p text:style-name="P1">Machine learning it’s simply a specification of mathematical (or probabilistic) relationship that exists between different variables.</text:p>
      <text:p text:style-name="P1">We will use machine learning to refer to creating models learn data.</text:p>
      <text:p text:style-name="P1">1) distinguising between a spam email or not.</text:p>
      <text:p text:style-name="P1">2) distinguising if a credit card is fraudulent or not.</text:p>
      <text:p text:style-name="P1">3) …</text:p>
      <text:p text:style-name="P1"/>
      <text:p text:style-name="P1">supervised, unsupervised, semi-supervise, reinforcement, …, online leaning, …</text:p>
      <text:p text:style-name="P1"/>
      <text:p text:style-name="P1">Testing model needs to be accurate, we need to test in new data and not in traing data. </text:p>
      <text:p text:style-name="P3">Overfitting vs Underfitting</text:p>
      <text:p text:style-name="P3"/>
      <text:p text:style-name="P5">Overfitting: a common danger in machine learning is overfitting – producing a model that performs well on the data that you train, but it doesn’t generalize to new data. This could involve learning noise in your data, meaning that you know exactly how does the data looks like in the training set.</text:p>
      <text:p text:style-name="P5"/>
      <text:p text:style-name="P5">Underfitting: a model that doesn’t perform well even on training data. When this happens you decide that your model is not good enough and you can’t or won’t try to find a better one.</text:p>
      <text:p text:style-name="P5"><draw:line text:anchor-type="paragraph" draw:z-index="0" draw:name="Line 1" draw:style-name="gr2" draw:text-style-name="P14" svg:x1="1.1335in" svg:y1="0.278in" svg:x2="1.1173in" svg:y2="2.3354in"><text:p/></draw:line><draw:line text:anchor-type="paragraph" draw:z-index="1" draw:name="Line 2" draw:style-name="gr2" draw:text-style-name="P14" svg:x1="0.852in" svg:y1="2.1736in" svg:x2="4.7272in" svg:y2="2.1319in"><text:p/></draw:line><draw:custom-shape text:anchor-type="paragraph" draw:z-index="2" draw:name="Shape 1" draw:style-name="gr7" svg:width="0.0362in" svg:height="0.0732in" svg:x="1.8in" svg:y="1.6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 2" draw:style-name="gr6" svg:width="0.063in" svg:height="0.078in" svg:x="2.2791in" svg:y="1.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 3" draw:style-name="gr5" svg:width="0.115in" svg:height="0.0835in" svg:x="2.8in" svg:y="1.1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 4" draw:style-name="gr4" svg:width="0.0941in" svg:height="0.037in" svg:x="2.8in" svg:y="0.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5" draw:style-name="gr3" svg:width="0.1043in" svg:height="0.1197in" svg:x="3.2583in" svg:y="0.512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Line 3" draw:style-name="gr2" draw:text-style-name="P14" svg:x1="0.711in" svg:y1="1.0276in" svg:x2="6.102in" svg:y2="1.0173in"><text:p/></draw:line><draw:path text:anchor-type="paragraph" draw:z-index="8" draw:name="Bézier curve 1" draw:style-name="gr2" draw:text-style-name="P14" svg:width="1.3319in" svg:height="2.3618in" draw:transform="rotate (-1.5707963267949) translate (3.7375in 0.345833333333333in)" svg:viewBox="0 0 3384 6000" svg:d="M0 5994c217 47 280-205 489-226 158-16 243-184 423-198 183-14 337-156 543-158 178-3 355-10 529-27 138-13 309 60 410-79 105-147 280-164 423-252 118-74 254-165 397-159 268 10 132-226 159-344 29-132-18-340-186-356-146-15-268-126-409-133-182-9-324-137-384-278-55-129-26-283-39-424-14-150-55-314 39-450 86-126 109-285 225-409 57-60 537-288 171-278-153 4-308 0-462 0-134 0-266 0-397 0-134 0-266 0-396 0-154 0-311 0-464 0-143 0-284 14-424 0-176-19-170-246-264-357-114-134-185-287-198-450-10-134-86-305 0-411 99-121 309-15 462-26 133-10 265 19 397-53 200-109 118-295 226-462 84-131 60-309 92-464"><text:p/></draw:path><draw:line text:anchor-type="paragraph" draw:z-index="9" draw:name="Line 4" draw:style-name="gr2" draw:text-style-name="P14" svg:x1="1.3835in" svg:y1="1.9291in" svg:x2="4.0343in" svg:y2="0.2417in"><text:p/></draw:line><draw:path text:anchor-type="paragraph" draw:z-index="10" draw:name="Bézier curve 2" draw:style-name="gr2" draw:text-style-name="P14" svg:width="3.5075in" svg:height="1.726in" svg:x="1.563in" svg:y="0.3902in" svg:viewBox="0 0 8910 4385" svg:d="M20 4385c-92-303 164-490 250-741 69-202 208-363 332-529 125-167 236-354 382-502 156-159 282-341 411-517 125-170 231-374 424-477 275-146 277-472 568-620 159-81 285-177 449-253 172-79 313-168 517-171 178-2 369-21 529-132 170-118 385-150 556-279 155-116 353-25 529-79 221-68 459-37 688-27 201 9 371-81 582-52 224 29 461 0 688 0 228 0 461 12 688 0 173-10 346-11 515 26 159 35 298 39 450 53l146 53h133 53"><text:p/></draw:path><draw:custom-shape text:anchor-type="paragraph" draw:z-index="11" draw:name="Shape 6" draw:style-name="gr1" svg:width="0.1461in" svg:height="0.078in" svg:x="3.7008in" svg:y="0.658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
      <text:p text:style-name="P9">When we have low variability (or variance) and high bias, we are probably talking about underfitting.</text:p>
      <text:p text:style-name="P9">When we have high variability and low bias, we are probably overfitting. </text:p>
      <text:p text:style-name="P9"/>
      <text:p text:style-name="P9"/>
      <text:p text:style-name="P6"/>
      <text:p text:style-name="P6">Let’s say that we have 4 polynomials: </text:p>
      <text:p text:style-name="P6"><text:span text:style-name="T2">1) one of degree 0</text:span> <text:span text:style-name="T3">Underfitting</text:span></text:p>
      <text:p text:style-name="P6"><text:span text:style-name="T2">2) one of degree 9</text:span> <text:span text:style-name="T3">Overfitting</text:span></text:p>
      <text:p text:style-name="P6">3) one of degree 1 → mediocre fit</text:p>
      <text:p text:style-name="P6">4) one of degree 2 → generalize the data</text:p>
      <text:p text:style-name="P6"/>
      <text:p text:style-name="P6">This should be explain in terms of errors.</text:p>
      <text:p text:style-name="P6"/>
      <text:p text:style-name="P6">How do we actually know the degrees of polynomials in order to avoid over / under fitting?</text:p>
      <text:p text:style-name="P6">Use the formula? </text:p>
      <text:p text:style-name="P6"><text:soft-page-break/>- Y = mx + b</text:p>
      <text:p text:style-name="P6"><text:tab/>- <text:span text:style-name="T4">what would happen with some function like this:</text:span></text:p>
      <text:p text:style-name="P6"><text:tab/><text:tab/><text:span text:style-name="T4">Y = log(x)</text:span></text:p>
      <text:p text:style-name="P6"/>
      <text:p text:style-name="P6">- data modeling manipulation.</text:p>
      <text:p text:style-name="P6">- r squared</text:p>
      <text:p text:style-name="P6"/>
      <text:p text:style-name="P6"/>
      <text:p text:style-name="P6"/>
      <text:p text:style-name="P6"/>
      <text:p text:style-name="P6">The most fundamental approach involves using <text:span text:style-name="T5">different data to train the model and to test the model</text:span>. <text:span text:style-name="T6">Spit and train test split of the data. See code1.py</text:span></text:p>
      <text:p text:style-name="P6"/>
      <text:p text:style-name="P10">Correctness</text:p>
      <text:p text:style-name="P10"/>
      <text:p text:style-name="P10"><text:span text:style-name="T7">given a set of labels of data and a predictive model each datapoint will lie in one of the 4 following categories:</text:span></text:p>
      <text:p text:style-name="P4">True positive</text:p>
      <text:p text:style-name="P11"><text:tab/>When the predictive value correspond to the right label. If an email is a spam and the model predicted as spam then it is a True positive.</text:p>
      <text:p text:style-name="P4">False positive <text:span text:style-name="T1">(Type error 1)</text:span></text:p>
      <text:p text:style-name="P11"><text:tab/>When the predictive value does not correspond with the label. If an email was not a spam but it was predicted as spam.</text:p>
      <text:p text:style-name="P4">True negative</text:p>
      <text:p text:style-name="P11"><text:tab/>The email is not a spam and predicted as not spam.</text:p>
      <text:p text:style-name="P4">False negative <text:span text:style-name="T1">(Type error 2)</text:span></text:p>
      <text:p text:style-name="P4"><text:tab/><text:span text:style-name="T8">The email is spam, but we predicted as not spam.</text:span></text:p>
      <text:p text:style-name="P6"/>
      <text:p text:style-name="P6"/>
      <text:p text:style-name="P7">Confusion matrix</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3">Spam</text:p>
          </table:table-cell>
          <table:table-cell table:style-name="Table1.A1" office:value-type="string">
            <text:p text:style-name="P13">Not Spam</text:p>
          </table:table-cell>
        </table:table-row>
        <table:table-row>
          <table:table-cell table:style-name="Table1.A1" office:value-type="string">
            <text:p text:style-name="P13">Predict “Spam”</text:p>
          </table:table-cell>
          <table:table-cell table:style-name="Table1.A1" office:value-type="string">
            <text:p text:style-name="P12">True positive</text:p>
          </table:table-cell>
          <table:table-cell table:style-name="Table1.A1" office:value-type="string">
            <text:p text:style-name="P12">False positive</text:p>
          </table:table-cell>
        </table:table-row>
        <table:table-row table:style-name="Table1.3">
          <table:table-cell table:style-name="Table1.A1" office:value-type="string">
            <text:p text:style-name="P13">Predict “Not spam”</text:p>
          </table:table-cell>
          <table:table-cell table:style-name="Table1.A1" office:value-type="string">
            <text:p text:style-name="P12">False negative</text:p>
          </table:table-cell>
          <table:table-cell table:style-name="Table1.A1" office:value-type="string">
            <text:p text:style-name="P12">True negative</text:p>
          </table:table-cell>
        </table:table-row>
      </table:table>
      <text:p text:style-name="P7"/>
      <text:p text:style-name="P8">It helps to calculate the precision of our models, and something call recall.</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3:53:22.149499866</meta:creation-date>
    <dc:date>2023-10-05T16:19:06.850867424</dc:date>
    <meta:editing-duration>PT21M1S</meta:editing-duration>
    <meta:editing-cycles>1</meta:editing-cycles>
    <meta:document-statistic meta:table-count="1" meta:image-count="0" meta:object-count="0" meta:page-count="2" meta:paragraph-count="49" meta:word-count="461" meta:character-count="2747" meta:non-whitespace-character-count="2153"/>
    <meta:generator>LibreOffice/7.3.7.2$Linux_X86_64 LibreOffice_project/30$Build-2</meta:generator>
  </office:meta>
</office:document-meta>
</file>